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Kaiti" svg:font-family="STKaiti"/>
    <style:font-face style:name="SimSun1" svg:font-family="SimSun"/>
    <style:font-face style:name="ﾋﾎﾌ�" svg:font-family="ﾋﾎﾌ�"/>
    <style:font-face style:name="F" svg:font-family="" style:font-family-generic="roman"/>
    <style:font-face style:name=".." svg:font-family=".., .." style:font-family-generic="roman"/>
    <style:font-face style:name="Times New Roman3" svg:font-family="'Times New Roman'" style:font-family-generic="roman"/>
    <style:font-face style:name="Times New Roman" svg:font-family="'Times New Roman', 'Times New Roman'" style:font-family-generic="roman"/>
    <style:font-face style:name="Times New Roman2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Times New Roman1" svg:font-family="'Times New Roma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661in"/>
    </style:style>
    <style:style style:name="co2" style:family="table-column">
      <style:table-column-properties fo:break-before="auto" style:column-width="4.0063in"/>
    </style:style>
    <style:style style:name="co3" style:family="table-column">
      <style:table-column-properties fo:break-before="auto" style:column-width="1.4409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701in"/>
    </style:style>
    <style:style style:name="co7" style:family="table-column">
      <style:table-column-properties fo:break-before="auto" style:column-width="1.5217in"/>
    </style:style>
    <style:style style:name="co8" style:family="table-column">
      <style:table-column-properties fo:break-before="auto" style:column-width="1.1571in"/>
    </style:style>
    <style:style style:name="co9" style:family="table-column">
      <style:table-column-properties fo:break-before="auto" style:column-width="1.6646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0925in"/>
    </style:style>
    <style:style style:name="co12" style:family="table-column">
      <style:table-column-properties fo:break-before="auto" style:column-width="1.1055in"/>
    </style:style>
    <style:style style:name="co13" style:family="table-column">
      <style:table-column-properties fo:break-before="auto" style:column-width="1.028in"/>
    </style:style>
    <style:style style:name="co14" style:family="table-column">
      <style:table-column-properties fo:break-before="auto" style:column-width="4.0055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4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611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6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use-window-font-color="true" style:text-outline="false" style:text-line-through-style="none" style:font-name="SimSun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fo:color="#000000" style:text-outline="false" style:text-line-through-style="none" style:font-name="SimSun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font-name="SimSun3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ﾋﾎﾌ�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ﾋﾎﾌ�" fo:font-size="10.5pt" fo:language="en" fo:country="US" style:font-name-asian="ﾋﾎﾌ�" style:font-size-asian="10.5pt" style:language-asian="en" style:country-asian="US" style:font-name-complex="ﾋﾎﾌ�" style:font-size-complex="5.94999980926514pt" style:language-complex="en" style:country-complex="US"/>
    </style:style>
    <style:style style:name="ce9" style:family="table-cell" style:parent-style-name="Default">
      <style:table-cell-properties fo:border="none"/>
      <style:text-properties style:use-window-font-color="true" style:text-outline="false" style:text-line-through-style="none" style:font-name="ﾋﾎﾌ�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ﾋﾎﾌ�" style:font-size-asian="10.5pt" style:language-asian="en" style:country-asian="US" style:font-style-asian="normal" style:font-weight-asian="normal" style:font-name-complex="ﾋﾎﾌ�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11" style:family="table-cell" style:parent-style-name="Default" style:data-style-name="N3">
      <style:table-cell-properties fo:background-color="transparent" fo:border="none"/>
      <style:text-properties style:use-window-font-color="true" style:font-name="SimSun" fo:font-size="10.5pt" fo:language="en" fo:country="US" style:font-name-asian="SimSun1" style:font-size-asian="10.5pt" style:language-asian="en" style:country-asian="US" style:font-name-complex="SimSun1" style:font-size-complex="10.5pt" style:language-complex="en" style:country-complex="US"/>
    </style:style>
    <style:style style:name="ce12" style:family="table-cell" style:parent-style-name="Default" style:data-style-name="N3">
      <style:table-cell-properties fo:background-color="transparent"/>
      <style:text-properties style:font-name="SimSun" fo:font-size="10.5pt" fo:language="en" fo:country="US" style:font-size-asian="10.5pt" style:language-asian="en" style:country-asian="US" style:font-size-complex="10.5pt" style:language-complex="en" style:country-complex="US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style:use-window-font-color="true" style:font-name="SimSun" fo:font-size="10.5pt" fo:language="en" fo:country="US" style:font-name-asian="微软雅黑" style:font-size-asian="10.5pt" style:language-asian="en" style:country-asian="US" style:font-name-complex="Mangal" style:font-size-complex="10.5pt" style:language-complex="en" style:country-complex="US"/>
    </style:style>
    <style:style style:name="ce15" style:family="table-cell" style:parent-style-name="Default">
      <style:table-cell-properties fo:border="none"/>
      <style:text-properties fo:color="#000000" style:text-outline="false" style:text-line-through-style="none" style:font-name="..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.." style:font-size-asian="10.5pt" style:language-asian="en" style:country-asian="US" style:font-style-asian="normal" style:font-weight-asian="normal" style:font-name-complex="..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.." style:font-size-asian="10.5pt" style:language-asian="en" style:country-asian="US" style:font-name-complex=".." style:font-size-complex="10.5pt" style:language-complex="en" style:country-complex="US"/>
    </style:style>
    <style:style style:name="ce17" style:family="table-cell" style:parent-style-name="Default" style:data-style-name="N3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1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end" fo:margin-left="0in"/>
      <style:text-properties fo:color="#000000" style:font-name="SimSun" fo:font-size="10.5pt" fo:language="en" fo:country="US" style:font-name-asian=".." style:font-size-asian="10.5pt" style:language-asian="en" style:country-asian="US" style:font-name-complex=".." style:font-size-complex="10.5pt" style:language-complex="en" style:country-complex="US"/>
    </style:style>
    <style:style style:name="ce19" style:family="table-cell" style:parent-style-name="Default" style:data-style-name="N3">
      <style:table-cell-properties fo:background-color="transparent" fo:border="none"/>
      <style:text-properties fo:color="#000000" style:font-name=".." fo:font-size="10.5pt" fo:language="en" fo:country="US" style:font-name-asian=".." style:font-size-asian="10.5pt" style:language-asian="en" style:country-asian="US" style:font-name-complex=".." style:font-size-complex="5.94999980926514pt" style:language-complex="en" style:country-complex="US"/>
    </style:style>
    <style:style style:name="ce20" style:family="table-cell" style:parent-style-name="Default" style:data-style-name="N4">
      <style:table-cell-properties fo:background-color="transparent" fo:border="none"/>
      <style:text-properties fo:color="#000000" style:font-name="SimSun" fo:font-size="10.5pt" fo:language="en" fo:country="US" style:font-name-asian="Times New Roman" style:font-size-asian="10.5pt" style:language-asian="en" style:country-asian="US" style:font-name-complex="Times New Roman" style:font-size-complex="10.5pt" style:language-complex="en" style:country-complex="US"/>
    </style:style>
    <style:style style:name="ce21" style:family="table-cell" style:parent-style-name="Default" style:data-style-name="N4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transparent"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4" style:family="table-cell" style:parent-style-name="Default" style:data-style-name="N3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5" style:family="table-cell" style:parent-style-name="Default" style:data-style-name="N4">
      <style:table-cell-properties fo:border="none"/>
      <style:text-properties fo:color="#000000" style:font-name="Times New Roman" fo:font-size="11.5pt" fo:language="en" fo:country="US" style:font-name-asian="Times New Roman" style:font-size-asian="11.5pt" style:language-asian="en" style:country-asian="US" style:font-name-complex="Times New Roman" style:font-size-complex="6.5pt" style:language-complex="en" style:country-complex="US"/>
    </style:style>
    <style:style style:name="ce26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 style:data-style-name="N2"/>
    <style:style style:name="ce29" style:family="table-cell" style:parent-style-name="Default">
      <style:table-cell-properties fo:border="none"/>
      <style:text-properties fo:color="#000000" style:text-outline="false" style:text-line-through-style="none" style:font-name="SimSun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3" style:language-asian="en" style:country-asian="US" style:font-style-asian="normal" style:font-weight-asian="normal" style:font-name-complex="SimSun3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">
      <style:text-properties style:font-name="SimSun1" fo:font-size="10.5pt" fo:language="en" fo:country="US" style:font-size-asian="10.5pt" style:language-asian="en" style:country-asian="US" style:font-size-complex="5.94999980926514pt" style:language-complex="en" style:country-complex="US"/>
    </style:style>
    <style:style style:name="ce32" style:family="table-cell" style:parent-style-name="Default">
      <style:table-cell-properties fo:border="none"/>
      <style:text-properties fo:color="#000000" style:text-outline="false" style:text-line-through-style="none" style:font-name="..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5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font-name="SimSun1" fo:font-size="10.5pt" fo:language="en" fo:country="US" style:font-name-asian="SimSun1" style:font-size-asian="10.5pt" style:language-asian="en" style:country-asian="US" style:font-name-complex="SimSun1" style:font-size-complex="5.94999980926514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SimSun3"/>
    </style:style>
  </office:automatic-styles>
  <office:body>
    <office:spreadsheet>
      <table:table table:name="利息收入与支出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number-columns-repeated="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5" table:number-columns-repeated="1002" table:default-cell-style-name="Default"/>
        <table:table-row table:style-name="ro1">
          <table:table-cell table:style-name="ce1"/>
          <table:table-cell/>
          <table:table-cell table:style-name="ce1" office:value-type="string">
            <text:p>Y2016</text:p>
          </table:table-cell>
          <table:table-cell table:style-name="ce1" office:value-type="string">
            <text:p>Y2015</text:p>
          </table:table-cell>
          <table:table-cell table:style-name="ce1" office:value-type="string">
            <text:p>Y2014</text:p>
          </table:table-cell>
          <table:table-cell table:style-name="ce1" office:value-type="string">
            <text:p>Y2013</text:p>
          </table:table-cell>
          <table:table-cell table:style-name="ce1" office:value-type="string">
            <text:p>Y2012</text:p>
          </table:table-cell>
          <table:table-cell table:style-name="ce1" office:value-type="float" office:value="2023">
            <text:p>2023</text:p>
          </table:table-cell>
          <table:table-cell table:style-name="ce22">
            <draw:frame table:end-cell-address="利息收入与支出.Q19" table:end-x="0.0961in" table:end-y="0.0894in" draw:z-index="0" draw:style-name="gr1" draw:text-style-name="P1" svg:width="9.4291in" svg:height="3.6882in" svg:x="1.0957in" svg:y="0in">
              <draw:object draw:notify-on-update-of-ranges="利息收入与支出.B3:利息收入与支出.B11 利息收入与支出.C1:利息收入与支出.C1 利息收入与支出.C3:利息收入与支出.C11 利息收入与支出.D1:利息收入与支出.D1 利息收入与支出.D3:利息收入与支出.D11 利息收入与支出.E1:利息收入与支出.E1 利息收入与支出.E3:利息收入与支出.E11 利息收入与支出.F1:利息收入与支出.F1 利息收入与支出.F3:利息收入与支出.F11 利息收入与支出.G1:利息收入与支出.G1 利息收入与支出.G3:利息收入与支出.G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2" table:number-columns-repeated="7"/>
          <table:table-cell table:style-name="ce26"/>
          <table:table-cell table:style-name="ce22" table:number-columns-repeated="1002"/>
        </table:table-row>
        <table:table-row table:style-name="ro1">
          <table:table-cell table:style-name="ce1"/>
          <table:table-cell/>
          <table:table-cell table:number-columns-repeated="5" table:style-name="ce1" office:value-type="string">
            <text:p>收入</text:p>
          </table:table-cell>
          <table:table-cell table:style-name="ce1"/>
          <table:table-cell table:style-name="ce22" table:number-columns-repeated="8"/>
          <table:table-cell table:style-name="ce26"/>
          <table:table-cell table:style-name="ce22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公司及个人贷款利息收入</text:p>
          </table:table-cell>
          <table:table-cell table:style-name="ce10" office:value-type="float" office:value="92890">
            <text:p>92,890</text:p>
          </table:table-cell>
          <table:table-cell table:style-name="ce14" office:value-type="float" office:value="99797">
            <text:p>99,797</text:p>
          </table:table-cell>
          <table:table-cell table:style-name="ce15" office:value-type="float" office:value="91411">
            <text:p>91411</text:p>
          </table:table-cell>
          <table:table-cell table:style-name="ce19" office:value-type="float" office:value="80938">
            <text:p>80,938</text:p>
          </table:table-cell>
          <table:table-cell table:style-name="ce17" office:value-type="float" office:value="71905">
            <text:p>71,905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贴现利息收入</text:p>
          </table:table-cell>
          <table:table-cell table:style-name="ce10" office:value-type="float" office:value="2615">
            <text:p>2,615</text:p>
          </table:table-cell>
          <table:table-cell table:style-name="ce14" office:value-type="float" office:value="1953">
            <text:p>1,953</text:p>
          </table:table-cell>
          <table:table-cell table:style-name="ce16" office:value-type="float" office:value="1982">
            <text:p>1,982</text:p>
          </table:table-cell>
          <table:table-cell table:style-name="ce17" office:value-type="float" office:value="1567">
            <text:p>1,567</text:p>
          </table:table-cell>
          <table:table-cell table:style-name="ce17" office:value-type="float" office:value="2822">
            <text:p>2,822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投资利息收入</text:p>
          </table:table-cell>
          <table:table-cell table:style-name="ce10" office:value-type="float" office:value="121147">
            <text:p>121,147</text:p>
          </table:table-cell>
          <table:table-cell table:style-name="ce14" office:value-type="float" office:value="108019">
            <text:p>108,019</text:p>
          </table:table-cell>
          <table:table-cell table:style-name="ce17" office:value-type="float" office:value="49814">
            <text:p>49,814</text:p>
          </table:table-cell>
          <table:table-cell table:style-name="Default" office:value-type="float" office:value="34694">
            <text:p>34694</text:p>
          </table:table-cell>
          <table:table-cell table:style-name="ce17" office:value-type="float" office:value="14888">
            <text:p>14,888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存放中央银行利息收入</text:p>
          </table:table-cell>
          <table:table-cell table:style-name="ce11" office:value-type="float" office:value="5898">
            <text:p>5,898</text:p>
          </table:table-cell>
          <table:table-cell table:style-name="ce14" office:value-type="float" office:value="6497">
            <text:p>6,497</text:p>
          </table:table-cell>
          <table:table-cell table:style-name="ce16" office:value-type="float" office:value="6205">
            <text:p>6,205</text:p>
          </table:table-cell>
          <table:table-cell table:style-name="ce17" office:value-type="float" office:value="5831">
            <text:p>5,831</text:p>
          </table:table-cell>
          <table:table-cell table:style-name="ce17" office:value-type="float" office:value="4532">
            <text:p>4,532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拆出资金利息收入</text:p>
          </table:table-cell>
          <table:table-cell table:style-name="ce10" office:value-type="float" office:value="1132">
            <text:p>1,132</text:p>
          </table:table-cell>
          <table:table-cell table:style-name="ce14" office:value-type="float" office:value="2095">
            <text:p>2,095</text:p>
          </table:table-cell>
          <table:table-cell table:style-name="ce18" office:value-type="float" office:value="4645">
            <text:p>4,645</text:p>
          </table:table-cell>
          <table:table-cell table:style-name="ce17" office:value-type="float" office:value="6998">
            <text:p>6,998</text:p>
          </table:table-cell>
          <table:table-cell table:style-name="ce17" office:value-type="float" office:value="12865">
            <text:p>12,865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买入返售利息收入</text:p>
          </table:table-cell>
          <table:table-cell table:style-name="ce10" office:value-type="float" office:value="4511">
            <text:p>4,511</text:p>
          </table:table-cell>
          <table:table-cell table:style-name="ce14" office:value-type="float" office:value="27382">
            <text:p>27,382</text:p>
          </table:table-cell>
          <table:table-cell table:style-name="ce16" office:value-type="float" office:value="56335">
            <text:p>56,335</text:p>
          </table:table-cell>
          <table:table-cell table:style-name="ce17" office:value-type="float" office:value="50231">
            <text:p>50,231</text:p>
          </table:table-cell>
          <table:table-cell table:style-name="ce17" office:value-type="float" office:value="40836">
            <text:p>40,836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存放同业及其他金融机构利息收入</text:p>
          </table:table-cell>
          <table:table-cell table:style-name="ce10" office:value-type="float" office:value="2052">
            <text:p>2,052</text:p>
          </table:table-cell>
          <table:table-cell table:style-name="ce14" office:value-type="float" office:value="3894">
            <text:p>3,894</text:p>
          </table:table-cell>
          <table:table-cell table:style-name="ce16" office:value-type="float" office:value="4782">
            <text:p>4,782</text:p>
          </table:table-cell>
          <table:table-cell table:style-name="ce17" office:value-type="float" office:value="6086">
            <text:p>6,086</text:p>
          </table:table-cell>
          <table:table-cell table:style-name="ce17" office:value-type="float" office:value="5369">
            <text:p>5,369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融资租赁利息收入</text:p>
          </table:table-cell>
          <table:table-cell table:style-name="ce10" office:value-type="float" office:value="4923">
            <text:p>4,923</text:p>
          </table:table-cell>
          <table:table-cell table:style-name="ce14" office:value-type="float" office:value="5367">
            <text:p>5,367</text:p>
          </table:table-cell>
          <table:table-cell table:style-name="ce16" office:value-type="float" office:value="4031">
            <text:p>4,031</text:p>
          </table:table-cell>
          <table:table-cell table:style-name="ce17" office:value-type="float" office:value="3228">
            <text:p>3,228</text:p>
          </table:table-cell>
          <table:table-cell table:style-name="ce17" office:value-type="float" office:value="2522">
            <text:p>2,522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 office:value-type="string">
            <text:p>兴业银行</text:p>
          </table:table-cell>
          <table:table-cell table:style-name="ce4" office:value-type="string">
            <text:p>其他利息收入</text:p>
          </table:table-cell>
          <table:table-cell table:style-name="ce12" office:value-type="float" office:value="1111">
            <text:p>1,111</text:p>
          </table:table-cell>
          <table:table-cell table:style-name="ce14" office:value-type="float" office:value="968">
            <text:p>968</text:p>
          </table:table-cell>
          <table:table-cell table:style-name="ce16" office:value-type="float" office:value="209">
            <text:p>209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16">
            <text:p>16</text:p>
          </table:table-cell>
          <table:table-cell table:style-name="ce20"/>
          <table:table-cell table:style-name="ce17"/>
          <table:table-cell table:style-name="ce20"/>
          <table:table-cell table:style-name="ce17" table:number-columns-repeated="2"/>
          <table:table-cell table:style-name="ce23" table:number-columns-repeated="4"/>
          <table:table-cell table:style-name="ce27"/>
          <table:table-cell table:style-name="ce3" table:number-columns-repeated="1002"/>
        </table:table-row>
        <table:table-row table:style-name="ro2">
          <table:table-cell table:style-name="ce2"/>
          <table:table-cell table:style-name="ce3"/>
          <table:table-cell table:style-name="ce10" table:number-columns-repeated="5"/>
          <table:table-cell table:style-name="ce21"/>
          <table:table-cell table:style-name="ce23"/>
          <table:table-cell table:style-name="ce21"/>
          <table:table-cell table:style-name="ce23" table:number-columns-repeated="6"/>
          <table:table-cell table:style-name="ce27"/>
          <table:table-cell table:style-name="ce3" table:number-columns-repeated="1002"/>
        </table:table-row>
        <table:table-row table:style-name="ro2" table:number-rows-repeated="2">
          <table:table-cell table:style-name="ce3" table:number-columns-repeated="2"/>
          <table:table-cell table:style-name="ce10" table:number-columns-repeated="5"/>
          <table:table-cell table:style-name="ce21"/>
          <table:table-cell table:style-name="ce23"/>
          <table:table-cell table:style-name="ce21"/>
          <table:table-cell table:style-name="ce23" table:number-columns-repeated="5"/>
          <table:table-cell table:style-name="ce3"/>
          <table:table-cell table:style-name="ce27"/>
          <table:table-cell table:style-name="ce3" table:number-columns-repeated="1002"/>
        </table:table-row>
        <table:table-row table:style-name="ro2">
          <table:table-cell office:value-type="string">
            <text:p>招商银行</text:p>
          </table:table-cell>
          <table:table-cell table:style-name="ce4" office:value-type="string">
            <text:p>企业贷款和垫款</text:p>
          </table:table-cell>
          <table:table-cell table:style-name="ce10" office:value-type="float" office:value="64829">
            <text:p>64,829</text:p>
          </table:table-cell>
          <table:table-cell table:style-name="ce10" table:formula="of:=78033" office:value-type="float" office:value="78033">
            <text:p>78,033</text:p>
          </table:table-cell>
          <table:table-cell table:style-name="ce10" table:formula="of:=82168" office:value-type="float" office:value="82168">
            <text:p>82,168</text:p>
          </table:table-cell>
          <table:table-cell table:style-name="ce10" table:formula="of:=72765" office:value-type="float" office:value="72765">
            <text:p>72,765</text:p>
          </table:table-cell>
          <table:table-cell table:style-name="ce10" table:formula="of:=68719" office:value-type="float" office:value="68719">
            <text:p>68,719</text:p>
          </table:table-cell>
          <table:table-cell/>
          <table:table-cell table:style-name="ce24"/>
          <table:table-cell table:style-name="ce25"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4" office:value-type="string">
            <text:p>个人贷款和垫款</text:p>
          </table:table-cell>
          <table:table-cell table:style-name="ce10" office:value-type="float" office:value="82573">
            <text:p>82,573</text:p>
          </table:table-cell>
          <table:table-cell table:style-name="ce10" office:value-type="float" office:value="78076">
            <text:p>78,076</text:p>
          </table:table-cell>
          <table:table-cell table:style-name="ce10" office:value-type="float" office:value="58428">
            <text:p>58,428</text:p>
          </table:table-cell>
          <table:table-cell table:style-name="ce10" office:value-type="float" office:value="50120">
            <text:p>50,120</text:p>
          </table:table-cell>
          <table:table-cell table:style-name="ce10" office:value-type="float" office:value="41303">
            <text:p>41,303</text:p>
          </table:table-cell>
          <table:table-cell/>
          <table:table-cell table:style-name="ce24"/>
          <table:table-cell table:style-name="ce25"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4" office:value-type="string">
            <text:p>票据贴现</text:p>
          </table:table-cell>
          <table:table-cell table:style-name="ce10" office:value-type="float" office:value="3834">
            <text:p>3,834</text:p>
          </table:table-cell>
          <table:table-cell table:style-name="ce10" office:value-type="float" office:value="4866">
            <text:p>4,866</text:p>
          </table:table-cell>
          <table:table-cell table:style-name="ce10" office:value-type="float" office:value="5131">
            <text:p>5,131</text:p>
          </table:table-cell>
          <table:table-cell table:style-name="ce10" office:value-type="float" office:value="4745">
            <text:p>4,745</text:p>
          </table:table-cell>
          <table:table-cell table:style-name="ce10" office:value-type="float" office:value="5904">
            <text:p>5,904</text:p>
          </table:table-cell>
          <table:table-cell/>
          <table:table-cell table:style-name="ce24"/>
          <table:table-cell table:style-name="ce25"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存放中央银行</text:p>
          </table:table-cell>
          <table:table-cell table:style-name="ce10" office:value-type="float" office:value="8170">
            <text:p>8,170</text:p>
          </table:table-cell>
          <table:table-cell table:style-name="ce10" office:value-type="float" office:value="8598">
            <text:p>8,598</text:p>
          </table:table-cell>
          <table:table-cell table:style-name="ce10" office:value-type="float" office:value="8318">
            <text:p>8,318</text:p>
          </table:table-cell>
          <table:table-cell table:style-name="ce10" office:value-type="float" office:value="7296">
            <text:p>7,296</text:p>
          </table:table-cell>
          <table:table-cell table:style-name="ce10" office:value-type="float" office:value="6392">
            <text:p>6,392</text:p>
          </table:table-cell>
          <table:table-cell table:number-columns-repeated="3"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存放同业和其他金融机构款项</text:p>
          </table:table-cell>
          <table:table-cell table:style-name="ce10" office:value-type="float" office:value="875">
            <text:p>875</text:p>
          </table:table-cell>
          <table:table-cell table:style-name="ce10" office:value-type="float" office:value="1775">
            <text:p>1,775</text:p>
          </table:table-cell>
          <table:table-cell table:style-name="ce10" office:value-type="float" office:value="3799">
            <text:p>3,799</text:p>
          </table:table-cell>
          <table:table-cell table:style-name="ce10" office:value-type="float" office:value="1256">
            <text:p>1,256</text:p>
          </table:table-cell>
          <table:table-cell table:style-name="ce10" office:value-type="float" office:value="2788">
            <text:p>2,788</text:p>
          </table:table-cell>
          <table:table-cell table:number-columns-repeated="3"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拆出资金</text:p>
          </table:table-cell>
          <table:table-cell table:style-name="ce10" office:value-type="float" office:value="4743">
            <text:p>4,743</text:p>
          </table:table-cell>
          <table:table-cell table:style-name="ce10" office:value-type="float" office:value="4746">
            <text:p>4,746</text:p>
          </table:table-cell>
          <table:table-cell table:style-name="ce10" office:value-type="float" office:value="6780">
            <text:p>6,780</text:p>
          </table:table-cell>
          <table:table-cell table:style-name="ce10" office:value-type="float" office:value="4134">
            <text:p>4,134</text:p>
          </table:table-cell>
          <table:table-cell table:style-name="ce10" office:value-type="float" office:value="5380">
            <text:p>5,380</text:p>
          </table:table-cell>
          <table:table-cell/>
          <table:table-cell>
            <draw:frame table:end-cell-address="利息收入与支出.T34" table:end-x="0.5949in" table:end-y="0.1398in" draw:z-index="1" draw:style-name="gr1" draw:text-style-name="P1" svg:width="13.1717in" svg:height="3.1823in" svg:x="0.6539in" svg:y="0.102in">
              <draw:object draw:notify-on-update-of-ranges="利息收入与支出.B15:利息收入与支出.B24 利息收入与支出.C1:利息收入与支出.C1 利息收入与支出.C15:利息收入与支出.C24 利息收入与支出.D1:利息收入与支出.D1 利息收入与支出.D15:利息收入与支出.D24 利息收入与支出.E1:利息收入与支出.E1 利息收入与支出.E15:利息收入与支出.E24 利息收入与支出.F1:利息收入与支出.F1 利息收入与支出.F15:利息收入与支出.F24 利息收入与支出.G1:利息收入与支出.G1 利息收入与支出.G15:利息收入与支出.G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买入反售金融资产</text:p>
          </table:table-cell>
          <table:table-cell table:style-name="ce10" office:value-type="float" office:value="4736">
            <text:p>4,736</text:p>
          </table:table-cell>
          <table:table-cell table:style-name="ce10" office:value-type="float" office:value="11709">
            <text:p>11,709</text:p>
          </table:table-cell>
          <table:table-cell table:style-name="ce10" office:value-type="float" office:value="20461">
            <text:p>20,461</text:p>
          </table:table-cell>
          <table:table-cell table:style-name="ce10" office:value-type="float" office:value="11558">
            <text:p>11,558</text:p>
          </table:table-cell>
          <table:table-cell table:style-name="ce10" office:value-type="float" office:value="3671">
            <text:p>3,671</text:p>
          </table:table-cell>
          <table:table-cell table:number-columns-repeated="3"/>
          <table:table-cell table:style-name="ce24" table:number-columns-repeated="4"/>
          <table:table-cell table:number-columns-repeated="1005"/>
        </table:table-row>
        <table:table-row table:style-name="ro2">
          <table:table-cell office:value-type="string">
            <text:p>招商银行</text:p>
          </table:table-cell>
          <table:table-cell table:style-name="ce5" office:value-type="string">
            <text:p>投资</text:p>
          </table:table-cell>
          <table:table-cell table:style-name="ce10" office:value-type="float" office:value="45721">
            <text:p>45,721</text:p>
          </table:table-cell>
          <table:table-cell table:style-name="ce10" office:value-type="float" office:value="48173">
            <text:p>48,173</text:p>
          </table:table-cell>
          <table:table-cell table:style-name="ce10" office:value-type="float" office:value="37749">
            <text:p>37,749</text:p>
          </table:table-cell>
          <table:table-cell table:style-name="ce10" office:value-type="float" office:value="21621">
            <text:p>21,621</text:p>
          </table:table-cell>
          <table:table-cell table:style-name="ce10" office:value-type="float" office:value="15944">
            <text:p>15,944</text:p>
          </table:table-cell>
          <table:table-cell table:number-columns-repeated="3"/>
          <table:table-cell table:style-name="ce24" table:number-columns-repeated="4"/>
          <table:table-cell table:number-columns-repeated="1005"/>
        </table:table-row>
        <table:table-row table:style-name="ro2">
          <table:table-cell/>
          <table:table-cell table:style-name="ce5"/>
          <table:table-cell table:style-name="ce10" table:number-columns-repeated="5"/>
          <table:table-cell table:number-columns-repeated="3"/>
          <table:table-cell table:style-name="ce24" table:number-columns-repeated="4"/>
          <table:table-cell table:number-columns-repeated="1005"/>
        </table:table-row>
        <table:table-row table:style-name="ro3">
          <table:table-cell office:value-type="string">
            <text:p>招商银行</text:p>
          </table:table-cell>
          <table:table-cell table:style-name="ce6" office:value-type="string">
            <text:p><text:span text:style-name="T1">非以公允价值计量</text:span></text:p>
            <text:p><text:span text:style-name="T1">且其变动计入当期损益的</text:span></text:p>
            <text:p><text:span text:style-name="T1">金融资产的利息收入</text:span></text:p>
          </table:table-cell>
          <table:table-cell table:style-name="ce10" office:value-type="float" office:value="215481">
            <text:p>215,481</text:p>
          </table:table-cell>
          <table:table-cell table:style-name="ce10" office:value-type="float" office:value="235976">
            <text:p>235,976</text:p>
          </table:table-cell>
          <table:table-cell table:style-name="ce10" office:value-type="float" office:value="222834">
            <text:p>222,834</text:p>
          </table:table-cell>
          <table:table-cell table:style-name="ce10" office:value-type="float" office:value="173495">
            <text:p>173,495</text:p>
          </table:table-cell>
          <table:table-cell table:style-name="ce10" office:value-type="float" office:value="150101">
            <text:p>150,101</text:p>
          </table:table-cell>
          <table:table-cell table:number-columns-repeated="4"/>
          <table:table-cell table:style-name="ce24" table:number-columns-repeated="3"/>
          <table:table-cell table:number-columns-repeated="1005"/>
        </table:table-row>
        <table:table-row table:style-name="ro2" table:number-rows-repeated="2">
          <table:table-cell table:number-columns-repeated="11"/>
          <table:table-cell table:style-name="ce24" table:number-columns-repeated="3"/>
          <table:table-cell table:number-columns-repeated="1005"/>
        </table:table-row>
        <table:table-row table:style-name="ro2">
          <table:table-cell office:value-type="string">
            <text:p>民生银行</text:p>
          </table:table-cell>
          <table:table-cell office:value-type="string">
            <text:p>公司贷款和垫款</text:p>
          </table:table-cell>
          <table:table-cell table:style-name="ce10" office:value-type="float" office:value="70694">
            <text:p>70,694</text:p>
          </table:table-cell>
          <table:table-cell table:style-name="ce10" office:value-type="float" office:value="71040">
            <text:p>71,040</text:p>
          </table:table-cell>
          <table:table-cell table:style-name="ce10" office:value-type="float" office:value="72517">
            <text:p>72,517</text:p>
          </table:table-cell>
          <table:table-cell table:style-name="ce10" office:value-type="float" office:value="65765">
            <text:p>65,765</text:p>
          </table:table-cell>
          <table:table-cell table:style-name="ce10" office:value-type="float" office:value="67896">
            <text:p>67,896</text:p>
          </table:table-cell>
          <table:table-cell table:number-columns-repeated="4"/>
          <table:table-cell table:style-name="ce24" table:number-columns-repeated="3"/>
          <table:table-cell table:number-columns-repeated="1005"/>
        </table:table-row>
        <table:table-row table:style-name="ro4">
          <table:table-cell office:value-type="string">
            <text:p>民生银行</text:p>
          </table:table-cell>
          <table:table-cell office:value-type="string">
            <text:p>个人贷款和垫款</text:p>
          </table:table-cell>
          <table:table-cell table:style-name="ce10" office:value-type="float" office:value="44600">
            <text:p>44,600</text:p>
          </table:table-cell>
          <table:table-cell table:style-name="ce10" office:value-type="float" office:value="46554">
            <text:p>46,554</text:p>
          </table:table-cell>
          <table:table-cell table:style-name="ce10" office:value-type="float" office:value="44407">
            <text:p>44,407</text:p>
          </table:table-cell>
          <table:table-cell table:style-name="ce10" office:value-type="float" office:value="39161">
            <text:p>39,161</text:p>
          </table:table-cell>
          <table:table-cell table:style-name="ce10" office:value-type="float" office:value="30306">
            <text:p>30,306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7" office:value-type="string">
            <text:p>交易和银行账户投资</text:p>
          </table:table-cell>
          <table:table-cell table:style-name="ce10" office:value-type="float" office:value="56669">
            <text:p>56,669</text:p>
          </table:table-cell>
          <table:table-cell table:style-name="ce10" office:value-type="float" office:value="34463">
            <text:p>34,463</text:p>
          </table:table-cell>
          <table:table-cell table:style-name="ce10" office:value-type="float" office:value="21449">
            <text:p>21,449</text:p>
          </table:table-cell>
          <table:table-cell table:style-name="ce10" office:value-type="float" office:value="11992">
            <text:p>11,992</text:p>
          </table:table-cell>
          <table:table-cell table:style-name="ce10" office:value-type="float" office:value="8690">
            <text:p>8,690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8" office:value-type="string">
            <text:p>买入返售金融资产</text:p>
          </table:table-cell>
          <table:table-cell table:style-name="ce10" office:value-type="float" office:value="8776">
            <text:p>8,776</text:p>
          </table:table-cell>
          <table:table-cell table:style-name="ce10" office:value-type="float" office:value="22335">
            <text:p>22,335</text:p>
          </table:table-cell>
          <table:table-cell table:style-name="ce10" office:value-type="float" office:value="34355">
            <text:p>34,355</text:p>
          </table:table-cell>
          <table:table-cell table:style-name="ce10" office:value-type="float" office:value="37548">
            <text:p>37,548</text:p>
          </table:table-cell>
          <table:table-cell table:style-name="ce10" office:value-type="float" office:value="34365">
            <text:p>34,365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8" office:value-type="string">
            <text:p>存放中央银行款项</text:p>
          </table:table-cell>
          <table:table-cell table:style-name="ce10" office:value-type="float" office:value="6961">
            <text:p>6,961</text:p>
          </table:table-cell>
          <table:table-cell table:style-name="ce10" office:value-type="float" office:value="6818">
            <text:p>6,818</text:p>
          </table:table-cell>
          <table:table-cell table:style-name="ce10" office:value-type="float" office:value="6655">
            <text:p>6,655</text:p>
          </table:table-cell>
          <table:table-cell table:style-name="ce10" office:value-type="float" office:value="6567">
            <text:p>6,567</text:p>
          </table:table-cell>
          <table:table-cell table:style-name="ce10" office:value-type="float" office:value="5303">
            <text:p>5,303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8" office:value-type="string">
            <text:p>拆放同业及其他金融机构款项</text:p>
          </table:table-cell>
          <table:table-cell table:style-name="ce10" office:value-type="float" office:value="6587">
            <text:p>6,587</text:p>
          </table:table-cell>
          <table:table-cell table:style-name="ce10" office:value-type="float" office:value="12015">
            <text:p>12,015</text:p>
          </table:table-cell>
          <table:table-cell table:style-name="ce10" office:value-type="float" office:value="7164">
            <text:p>7,164</text:p>
          </table:table-cell>
          <table:table-cell table:style-name="ce10" office:value-type="float" office:value="4485">
            <text:p>4,485</text:p>
          </table:table-cell>
          <table:table-cell table:style-name="ce10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7" office:value-type="string">
            <text:p>长期应收款</text:p>
          </table:table-cell>
          <table:table-cell table:style-name="ce10" office:value-type="float" office:value="5543">
            <text:p>5,543</text:p>
          </table:table-cell>
          <table:table-cell table:style-name="ce10" office:value-type="float" office:value="6157">
            <text:p>6,157</text:p>
          </table:table-cell>
          <table:table-cell table:style-name="ce10" office:value-type="float" office:value="6962">
            <text:p>6,962</text:p>
          </table:table-cell>
          <table:table-cell table:style-name="ce10" office:value-type="float" office:value="7189">
            <text:p>7,189</text:p>
          </table:table-cell>
          <table:table-cell table:style-name="ce10" office:value-type="float" office:value="5689">
            <text:p>5,689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9" office:value-type="string">
            <text:p>存放同业及其他金融机构款项</text:p>
          </table:table-cell>
          <table:table-cell table:style-name="ce10" office:value-type="float" office:value="4088">
            <text:p>4,088</text:p>
          </table:table-cell>
          <table:table-cell table:style-name="ce10" office:value-type="float" office:value="4000">
            <text:p>4,000</text:p>
          </table:table-cell>
          <table:table-cell table:style-name="ce10" office:value-type="float" office:value="5543">
            <text:p>5,543</text:p>
          </table:table-cell>
          <table:table-cell table:style-name="ce10" office:value-type="float" office:value="9447">
            <text:p>9,447</text:p>
          </table:table-cell>
          <table:table-cell table:style-name="ce10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5"/>
          <table:table-cell table:style-name="ce10" table:number-columns-repeated="5"/>
          <table:table-cell table:number-columns-repeated="1012"/>
        </table:table-row>
        <table:table-row table:style-name="ro4">
          <table:table-cell office:value-type="string">
            <text:p>民生银行</text:p>
          </table:table-cell>
          <table:table-cell table:style-name="ce5"/>
          <table:table-cell table:style-name="ce10" table:number-columns-repeated="5"/>
          <table:table-cell/>
          <table:table-cell>
            <draw:frame table:end-cell-address="利息收入与支出.R57" table:end-x="0.7854in" table:end-y="0.0508in" draw:z-index="2" draw:style-name="gr1" draw:text-style-name="P1" svg:width="11.7205in" svg:height="3.7874in" svg:x="0.5177in" svg:y="0.1051in">
              <draw:object draw:notify-on-update-of-ranges="利息收入与支出.B1:利息收入与支出.B1 利息收入与支出.B27:利息收入与支出.B34 利息收入与支出.C1:利息收入与支出.C1 利息收入与支出.C27:利息收入与支出.C34 利息收入与支出.D1:利息收入与支出.D1 利息收入与支出.D27:利息收入与支出.D34 利息收入与支出.E1:利息收入与支出.E1 利息收入与支出.E27:利息收入与支出.E34 利息收入与支出.F1:利息收入与支出.F1 利息收入与支出.F27:利息收入与支出.F34 利息收入与支出.G1:利息收入与支出.G1 利息收入与支出.G27:利息收入与支出.G3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0"/>
        </table:table-row>
        <table:table-row table:style-name="ro4" table:number-rows-repeated="3">
          <table:table-cell/>
          <table:table-cell table:style-name="ce5"/>
          <table:table-cell table:style-name="ce10" table:number-columns-repeated="5"/>
          <table:table-cell table:number-columns-repeated="1012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ce2"/>
          <table:table-cell table:style-name="ce4"/>
          <table:table-cell table:style-name="ce10"/>
          <table:table-cell table:style-name="ce14" table:number-columns-repeated="2"/>
          <table:table-cell table:style-name="ce17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10"/>
          <table:table-cell table:style-name="ce14"/>
          <table:table-cell table:style-name="ce16"/>
          <table:table-cell table:style-name="ce17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10"/>
          <table:table-cell table:style-name="ce14"/>
          <table:table-cell table:style-name="ce17" table:number-columns-repeated="3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11"/>
          <table:table-cell table:style-name="ce14"/>
          <table:table-cell table:style-name="ce16"/>
          <table:table-cell table:style-name="ce17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10"/>
          <table:table-cell table:style-name="ce14"/>
          <table:table-cell table:style-name="ce18"/>
          <table:table-cell table:style-name="ce17" table:number-columns-repeated="2"/>
          <table:table-cell table:number-columns-repeated="1012"/>
        </table:table-row>
        <table:table-row table:style-name="ro4" table:number-rows-repeated="3">
          <table:table-cell table:style-name="ce2"/>
          <table:table-cell table:style-name="ce4"/>
          <table:table-cell table:style-name="ce10"/>
          <table:table-cell table:style-name="ce14"/>
          <table:table-cell table:style-name="ce16"/>
          <table:table-cell table:style-name="ce17" table:number-columns-repeated="2"/>
          <table:table-cell table:number-columns-repeated="1012"/>
        </table:table-row>
        <table:table-row table:style-name="ro4">
          <table:table-cell table:style-name="ce2"/>
          <table:table-cell table:style-name="ce4"/>
          <table:table-cell table:style-name="ce12"/>
          <table:table-cell table:style-name="ce14"/>
          <table:table-cell table:style-name="ce16"/>
          <table:table-cell table:style-name="ce17" table:number-columns-repeated="2"/>
          <table:table-cell table:number-columns-repeated="1012"/>
        </table:table-row>
        <table:table-row table:style-name="ro4" table:number-rows-repeated="1048525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支出结构" table:style-name="ta1" table:print="false">
        <office:forms form:automatic-focus="false" form:apply-design-mode="false"/>
        <table:table-column table:style-name="co5" table:default-cell-style-name="Default"/>
        <table:table-column table:style-name="co14" table:default-cell-style-name="ce6"/>
        <table:table-column table:style-name="co5" table:number-columns-repeated="4" table:default-cell-style-name="ce31"/>
        <table:table-column table:style-name="co15" table:default-cell-style-name="ce31"/>
        <table:table-column table:style-name="co16" table:default-cell-style-name="Default"/>
        <table:table-column table:style-name="co5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table:style-name="Default" office:value-type="string">
            <text:p>Y2014</text:p>
          </table:table-cell>
          <table:table-cell table:style-name="Default" office:value-type="string">
            <text:p>Y2013</text:p>
          </table:table-cell>
          <table:table-cell table:style-name="Default" office:value-type="string">
            <text:p>Y2012</text:p>
          </table:table-cell>
          <table:table-cell table:number-columns-repeated="6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向中央银行借款利息支出</text:p>
          </table:table-cell>
          <table:table-cell office:value-type="float" office:value="3972">
            <text:p>3,972</text:p>
          </table:table-cell>
          <table:table-cell office:value-type="float" office:value="1801">
            <text:p>1,801</text:p>
          </table:table-cell>
          <table:table-cell office:value-type="float" office:value="210">
            <text:p>2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存款利息支出</text:p>
          </table:table-cell>
          <table:table-cell office:value-type="float" office:value="42313">
            <text:p>42,313</text:p>
          </table:table-cell>
          <table:table-cell office:value-type="float" office:value="57422">
            <text:p>57,422</text:p>
          </table:table-cell>
          <table:table-cell office:value-type="float" office:value="52279">
            <text:p>52,279</text:p>
          </table:table-cell>
          <table:table-cell office:value-type="float" office:value="44209">
            <text:p>44,209</text:p>
          </table:table-cell>
          <table:table-cell office:value-type="float" office:value="33662">
            <text:p>33,662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发行债券利息支出</text:p>
          </table:table-cell>
          <table:table-cell office:value-type="float" office:value="22569">
            <text:p>22,569</text:p>
          </table:table-cell>
          <table:table-cell office:value-type="float" office:value="12673">
            <text:p>12,673</text:p>
          </table:table-cell>
          <table:table-cell office:value-type="float" office:value="5136">
            <text:p>5,136</text:p>
          </table:table-cell>
          <table:table-cell office:value-type="float" office:value="3100">
            <text:p>3,100</text:p>
          </table:table-cell>
          <table:table-cell office:value-type="float" office:value="3283">
            <text:p>3,283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同业及其他金融机构存放利息支出</text:p>
          </table:table-cell>
          <table:table-cell office:value-type="float" office:value="49291">
            <text:p>49,291</text:p>
          </table:table-cell>
          <table:table-cell office:value-type="float" office:value="57897">
            <text:p>57,897</text:p>
          </table:table-cell>
          <table:table-cell office:value-type="float" office:value="57565">
            <text:p>57,565</text:p>
          </table:table-cell>
          <table:table-cell office:value-type="float" office:value="47367">
            <text:p>47,367</text:p>
          </table:table-cell>
          <table:table-cell office:value-type="float" office:value="35997">
            <text:p>35,997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拆入资金利息支出</text:p>
          </table:table-cell>
          <table:table-cell office:value-type="float" office:value="3605">
            <text:p>3,605</text:p>
          </table:table-cell>
          <table:table-cell office:value-type="float" office:value="3785">
            <text:p>3,785</text:p>
          </table:table-cell>
          <table:table-cell office:value-type="float" office:value="3546">
            <text:p>3,546</text:p>
          </table:table-cell>
          <table:table-cell office:value-type="float" office:value="2718">
            <text:p>2,718</text:p>
          </table:table-cell>
          <table:table-cell office:value-type="float" office:value="2066">
            <text:p>2,066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卖出回购利息支出</text:p>
          </table:table-cell>
          <table:table-cell office:value-type="float" office:value="2058">
            <text:p>2,058</text:p>
          </table:table-cell>
          <table:table-cell office:value-type="float" office:value="2427">
            <text:p>2,427</text:p>
          </table:table-cell>
          <table:table-cell office:value-type="float" office:value="4969">
            <text:p>4,969</text:p>
          </table:table-cell>
          <table:table-cell office:value-type="float" office:value="5537">
            <text:p>5,537</text:p>
          </table:table-cell>
          <table:table-cell office:value-type="float" office:value="7801">
            <text:p>7,801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office:value-type="string">
            <text:p>兴业银行</text:p>
          </table:table-cell>
          <table:table-cell table:style-name="ce4" office:value-type="string">
            <text:p>其他利息支出</text:p>
          </table:table-cell>
          <table:table-cell office:value-type="float" office:value="152">
            <text:p>152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826">
            <text:p>826</text:p>
          </table:table-cell>
          <table:table-cell office:value-type="float" office:value="753">
            <text:p>753</text:p>
          </table:table-cell>
          <table:table-cell table:style-name="ce4"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 table:number-rows-repeated="3">
          <table:table-cell/>
          <table:table-cell table:style-name="Default"/>
          <table:table-cell table:number-columns-repeated="11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向中央银行借款 </text:p>
          </table:table-cell>
          <table:table-cell office:value-type="float" office:value="4793">
            <text:p>4,793</text:p>
          </table:table-cell>
          <table:table-cell office:value-type="float" office:value="1696">
            <text:p>1,69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table:style-name="ce29" office:value-type="string">
            <text:p>客户存款 </text:p>
          </table:table-cell>
          <table:table-cell office:value-type="float" office:value="46000">
            <text:p>46,000</text:p>
          </table:table-cell>
          <table:table-cell office:value-type="float" office:value="60448">
            <text:p>60,448</text:p>
          </table:table-cell>
          <table:table-cell office:value-type="float" office:value="64102">
            <text:p>64,102</text:p>
          </table:table-cell>
          <table:table-cell office:value-type="float" office:value="48475">
            <text:p>48,475</text:p>
          </table:table-cell>
          <table:table-cell office:value-type="float" office:value="42308">
            <text:p>42,308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债券利息支出 </text:p>
          </table:table-cell>
          <table:table-cell office:value-type="float" office:value="9925">
            <text:p>9,925</text:p>
          </table:table-cell>
          <table:table-cell office:value-type="float" office:value="7150">
            <text:p>7,150</text:p>
          </table:table-cell>
          <table:table-cell office:value-type="float" office:value="3921">
            <text:p>3,921</text:p>
          </table:table-cell>
          <table:table-cell office:value-type="float" office:value="3281">
            <text:p>3,281</text:p>
          </table:table-cell>
          <table:table-cell office:value-type="float" office:value="2771">
            <text:p>2,771</text:p>
          </table:table-cell>
          <table:table-cell>
            <draw:frame table:end-cell-address="支出结构.P30" table:end-x="0.2823in" table:end-y="0.1386in" draw:z-index="0" draw:style-name="gr1" draw:text-style-name="P1" svg:width="10.2516in" svg:height="3.3945in" svg:x="0.7114in" svg:y="0.1508in">
              <draw:object draw:notify-on-update-of-ranges="支出结构.B2:支出结构.B8 支出结构.C1:支出结构.C1 支出结构.C2:支出结构.C8 支出结构.D1:支出结构.D1 支出结构.D2:支出结构.D8 支出结构.E1:支出结构.E1 支出结构.E2:支出结构.E8 支出结构.F1:支出结构.F1 支出结构.F2:支出结构.F8 支出结构.G1:支出结构.G1 支出结构.G2:支出结构.G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同业和其他金融机构存放款项 </text:p>
          </table:table-cell>
          <table:table-cell office:value-type="float" office:value="12163">
            <text:p>12,163</text:p>
          </table:table-cell>
          <table:table-cell office:value-type="float" office:value="22168">
            <text:p>22,168</text:p>
          </table:table-cell>
          <table:table-cell office:value-type="float" office:value="33796">
            <text:p>33,796</text:p>
          </table:table-cell>
          <table:table-cell office:value-type="float" office:value="14724">
            <text:p>14,724</text:p>
          </table:table-cell>
          <table:table-cell office:value-type="float" office:value="8853">
            <text:p>8,853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拆入资金 </text:p>
          </table:table-cell>
          <table:table-cell office:value-type="float" office:value="5032">
            <text:p>5,032</text:p>
          </table:table-cell>
          <table:table-cell office:value-type="float" office:value="4778">
            <text:p>4,778</text:p>
          </table:table-cell>
          <table:table-cell office:value-type="float" office:value="7236">
            <text:p>7,236</text:p>
          </table:table-cell>
          <table:table-cell office:value-type="float" office:value="5451">
            <text:p>5,451</text:p>
          </table:table-cell>
          <table:table-cell office:value-type="float" office:value="5139">
            <text:p>5,139</text:p>
          </table:table-cell>
          <table:table-cell table:number-columns-repeated="6"/>
        </table:table-row>
        <table:table-row table:style-name="ro4">
          <table:table-cell office:value-type="string">
            <text:p>招商银行</text:p>
          </table:table-cell>
          <table:table-cell office:value-type="string">
            <text:p>卖出回购金融资产款 </text:p>
          </table:table-cell>
          <table:table-cell office:value-type="float" office:value="2973">
            <text:p>2,973</text:p>
          </table:table-cell>
          <table:table-cell office:value-type="float" office:value="2150">
            <text:p>2,150</text:p>
          </table:table-cell>
          <table:table-cell office:value-type="float" office:value="1637">
            <text:p>1,637</text:p>
          </table:table-cell>
          <table:table-cell office:value-type="float" office:value="2651">
            <text:p>2,651</text:p>
          </table:table-cell>
          <table:table-cell office:value-type="float" office:value="2656">
            <text:p>2,656</text:p>
          </table:table-cell>
          <table:table-cell table:number-columns-repeated="6"/>
        </table:table-row>
        <table:table-row table:style-name="ro5">
          <table:table-cell office:value-type="string">
            <text:p>招商银行</text:p>
          </table:table-cell>
          <table:table-cell office:value-type="string">
            <text:p>非以公允价值计量</text:p>
            <text:p>且其变动计入当期损益的</text:p>
            <text:p>金融负债的利息支出 </text:p>
          </table:table-cell>
          <table:table-cell office:value-type="float" office:value="80886">
            <text:p>80,886</text:p>
          </table:table-cell>
          <table:table-cell office:value-type="float" office:value="98390">
            <text:p>98,390</text:p>
          </table:table-cell>
          <table:table-cell office:value-type="float" office:value="110834">
            <text:p>110,834</text:p>
          </table:table-cell>
          <table:table-cell office:value-type="float" office:value="74582">
            <text:p>74,582</text:p>
          </table:table-cell>
          <table:table-cell office:value-type="float" office:value="61727">
            <text:p>61,727</text:p>
          </table:table-cell>
          <table:table-cell table:number-columns-repeated="6"/>
        </table:table-row>
        <table:table-row table:style-name="ro4" table:number-rows-repeated="4">
          <table:table-cell/>
          <table:table-cell table:style-name="Default"/>
          <table:table-cell table:number-columns-repeated="11"/>
        </table:table-row>
        <table:table-row table:style-name="ro4">
          <table:table-cell/>
          <table:table-cell table:style-name="ce30"/>
          <table:table-cell table:number-columns-repeated="11"/>
        </table:table-row>
        <table:table-row table:style-name="ro4" table:number-rows-repeated="6">
          <table:table-cell table:number-columns-repeated="13"/>
        </table:table-row>
        <table:table-row table:style-name="ro4">
          <table:table-cell/>
          <table:table-cell table:style-name="Default"/>
          <table:table-cell table:number-columns-repeated="11"/>
        </table:table-row>
        <table:table-row table:style-name="ro4">
          <table:table-cell/>
          <table:table-cell table:style-name="Default"/>
          <table:table-cell table:number-columns-repeated="5"/>
          <table:table-cell>
            <draw:frame table:end-cell-address="支出结构.P60" table:end-x="0.7953in" table:end-y="0.089in" draw:z-index="1" draw:style-name="gr1" draw:text-style-name="P1" svg:width="10.8457in" svg:height="5.1472in" svg:x="0.6303in" svg:y="0.1067in">
              <draw:object draw:notify-on-update-of-ranges="支出结构.B12:支出结构.B18 支出结构.C1:支出结构.C1 支出结构.C12:支出结构.C18 支出结构.D1:支出结构.D1 支出结构.D12:支出结构.D18 支出结构.E1:支出结构.E1 支出结构.E12:支出结构.E18 支出结构.F1:支出结构.F1 支出结构.F12:支出结构.F18 支出结构.G1:支出结构.G1 支出结构.G12:支出结构.G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负债结构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5" table:number-columns-repeated="2" table:default-cell-style-name="ce33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Y2016</text:p>
          </table:table-cell>
          <table:table-cell table:style-name="Default" office:value-type="string">
            <text:p>Y2015</text:p>
          </table:table-cell>
          <table:table-cell office:value-type="string">
            <text:p>Y2014</text:p>
          </table:table-cell>
          <table:table-cell office:value-type="string">
            <text:p>Y2013</text:p>
          </table:table-cell>
          <table:table-cell office:value-type="string">
            <text:p>Y2012</text:p>
          </table:table-cell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活期存款</text:p>
          </table:table-cell>
          <table:table-cell office:value-type="float" office:value="1184963">
            <text:p>1184963</text:p>
          </table:table-cell>
          <table:table-cell office:value-type="float" office:value="1063243">
            <text:p>1063243</text:p>
          </table:table-cell>
          <table:table-cell table:number-columns-repeated="3"/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定期存款</text:p>
          </table:table-cell>
          <table:table-cell office:value-type="float" office:value="1312417">
            <text:p>1312417</text:p>
          </table:table-cell>
          <table:table-cell office:value-type="float" office:value="1149101">
            <text:p>1149101</text:p>
          </table:table-cell>
          <table:table-cell table:number-columns-repeated="3"/>
        </table:table-row>
        <table:table-row table:style-name="ro4">
          <table:table-cell office:value-type="string">
            <text:p>兴业银行</text:p>
          </table:table-cell>
          <table:table-cell office:value-type="string">
            <text:p>其他存款</text:p>
          </table:table-cell>
          <table:table-cell office:value-type="float" office:value="197371">
            <text:p>197371</text:p>
          </table:table-cell>
          <table:table-cell office:value-type="float" office:value="271579">
            <text:p>271579</text:p>
          </table:table-cell>
          <table:table-cell table:number-columns-repeated="3"/>
        </table:table-row>
      </table:table>
      <table:database-ranges>
        <table:database-range table:target-range-address="利息收入与支出.A3:利息收入与支出.H12" table:contains-header="false">
          <table:sort>
            <table:sort-by table:field-number="1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Kaiti" svg:font-family="STKaiti"/>
    <style:font-face style:name="SimSun1" svg:font-family="SimSun"/>
    <style:font-face style:name="ﾋﾎﾌ�" svg:font-family="ﾋﾎﾌ�"/>
    <style:font-face style:name="F" svg:font-family="" style:font-family-generic="roman"/>
    <style:font-face style:name=".." svg:font-family=".., .." style:font-family-generic="roman"/>
    <style:font-face style:name="Times New Roman3" svg:font-family="'Times New Roman'" style:font-family-generic="roman"/>
    <style:font-face style:name="Times New Roman" svg:font-family="'Times New Roman', 'Times New Roman'" style:font-family-generic="roman"/>
    <style:font-face style:name="Times New Roman2" svg:font-family="'Times New Roman', 'Times New Roman PSMT'" style:font-family-generic="roman"/>
    <style:font-face style:name="SimSun2" svg:font-family="SimSun, '... ...'" style:font-family-generic="swiss"/>
    <style:font-face style:name="SimSun3" svg:font-family="SimSun, 'Sim Sun'" style:font-family-generic="swiss"/>
    <style:font-face style:name="Times New Roman1" svg:font-family="'Times New Roman'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2/28/2018</text:date>, <text:time>11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8-02-28T11:33:25.82</dc:date>
    <meta:editing-duration>P7DT12H32M10S</meta:editing-duration>
    <meta:editing-cycles>824</meta:editing-cycles>
    <meta:generator>OpenOffice/4.1.3$Win32 OpenOffice.org_project/413m1$Build-9783</meta:generator>
    <dc:creator>w z</dc:creator>
    <meta:document-statistic meta:table-count="3" meta:cell-count="3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51cm" svg:height="9.369cm" xlink:href=".." xlink:type="simple" chart:class="chart:bar" chart:style-name="ch1">
        <chart:title svg:x="10.093cm" svg:y="0.323cm" chart:style-name="ch2">
          <text:p>兴业银行收入结构</text:p>
        </chart:title>
        <chart:legend svg:x="20.853cm" svg:y="3.034cm" style:legend-expansion="custom" chartooo:width="2.423cm" chartooo:height="3.196cm" style:legend-expansion-aspect-ratio="0.758135168961201" chart:style-name="ch3"/>
        <chart:plot-area chart:style-name="ch4" table:cell-range-address="利息收入与支出.B3:利息收入与支出.G11 利息收入与支出.C1:利息收入与支出.G1" chart:data-source-has-labels="both" svg:x="0.781cm" svg:y="1.665cm" svg:width="19.788cm" svg:height="7.063cm">
          <chartooo:coordinate-region svg:x="2.249cm" svg:y="1.877cm" svg:width="18.303cm" svg:height="5.594cm"/>
          <chart:axis chart:dimension="x" chart:name="primary-x" chart:style-name="ch5" chartooo:axis-type="auto">
            <chartooo:date-scale/>
            <chart:categories table:cell-range-address="利息收入与支出.B3:利息收入与支出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利息收入与支出.C3:利息收入与支出.C11" chart:label-cell-address="利息收入与支出.C1:利息收入与支出.C1" chart:class="chart:bar">
            <chart:data-point chart:repeated="9"/>
          </chart:series>
          <chart:series chart:style-name="ch9" chart:values-cell-range-address="利息收入与支出.D3:利息收入与支出.D11" chart:label-cell-address="利息收入与支出.D1:利息收入与支出.D1" chart:class="chart:bar">
            <chart:data-point chart:repeated="9"/>
          </chart:series>
          <chart:series chart:style-name="ch10" chart:values-cell-range-address="利息收入与支出.E3:利息收入与支出.E11" chart:label-cell-address="利息收入与支出.E1:利息收入与支出.E1" chart:class="chart:bar">
            <chart:data-point chart:repeated="9"/>
          </chart:series>
          <chart:series chart:style-name="ch11" chart:values-cell-range-address="利息收入与支出.F3:利息收入与支出.F11" chart:label-cell-address="利息收入与支出.F1:利息收入与支出.F1" chart:class="chart:bar">
            <chart:data-point chart:repeated="9"/>
          </chart:series>
          <chart:series chart:style-name="ch12" chart:values-cell-range-address="利息收入与支出.G3:利息收入与支出.G11" chart:label-cell-address="利息收入与支出.G1:利息收入与支出.G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公司及个人贷款利息收入</text:p>
                <draw:g>
                  <svg:desc>利息收入与支出.B3:利息收入与支出.B11</svg:desc>
                </draw:g>
              </table:table-cell>
              <table:table-cell office:value-type="float" office:value="92890">
                <text:p>92890</text:p>
                <draw:g>
                  <svg:desc>利息收入与支出.C3:利息收入与支出.C11</svg:desc>
                </draw:g>
              </table:table-cell>
              <table:table-cell office:value-type="float" office:value="99797">
                <text:p>99797</text:p>
                <draw:g>
                  <svg:desc>利息收入与支出.D3:利息收入与支出.D11</svg:desc>
                </draw:g>
              </table:table-cell>
              <table:table-cell office:value-type="float" office:value="91411">
                <text:p>91411</text:p>
                <draw:g>
                  <svg:desc>利息收入与支出.E3:利息收入与支出.E11</svg:desc>
                </draw:g>
              </table:table-cell>
              <table:table-cell office:value-type="float" office:value="80938">
                <text:p>80938</text:p>
                <draw:g>
                  <svg:desc>利息收入与支出.F3:利息收入与支出.F11</svg:desc>
                </draw:g>
              </table:table-cell>
              <table:table-cell office:value-type="float" office:value="71905">
                <text:p>71905</text:p>
                <draw:g>
                  <svg:desc>利息收入与支出.G3:利息收入与支出.G11</svg:desc>
                </draw:g>
              </table:table-cell>
            </table:table-row>
            <table:table-row>
              <table:table-cell office:value-type="string">
                <text:p>贴现利息收入</text:p>
              </table:table-cell>
              <table:table-cell office:value-type="float" office:value="2615">
                <text:p>2615</text:p>
              </table:table-cell>
              <table:table-cell office:value-type="float" office:value="1953">
                <text:p>1953</text:p>
              </table:table-cell>
              <table:table-cell office:value-type="float" office:value="1982">
                <text:p>1982</text:p>
              </table:table-cell>
              <table:table-cell office:value-type="float" office:value="1567">
                <text:p>1567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投资利息收入</text:p>
              </table:table-cell>
              <table:table-cell office:value-type="float" office:value="121147">
                <text:p>121147</text:p>
              </table:table-cell>
              <table:table-cell office:value-type="float" office:value="108019">
                <text:p>108019</text:p>
              </table:table-cell>
              <table:table-cell office:value-type="float" office:value="49814">
                <text:p>49814</text:p>
              </table:table-cell>
              <table:table-cell office:value-type="float" office:value="34694">
                <text:p>34694</text:p>
              </table:table-cell>
              <table:table-cell office:value-type="float" office:value="14888">
                <text:p>14888</text:p>
              </table:table-cell>
            </table:table-row>
            <table:table-row>
              <table:table-cell office:value-type="string">
                <text:p>存放中央银行利息收入</text:p>
              </table:table-cell>
              <table:table-cell office:value-type="float" office:value="5898">
                <text:p>5898</text:p>
              </table:table-cell>
              <table:table-cell office:value-type="float" office:value="6497">
                <text:p>6497</text:p>
              </table:table-cell>
              <table:table-cell office:value-type="float" office:value="6205">
                <text:p>6205</text:p>
              </table:table-cell>
              <table:table-cell office:value-type="float" office:value="5831">
                <text:p>5831</text:p>
              </table:table-cell>
              <table:table-cell office:value-type="float" office:value="4532">
                <text:p>4532</text:p>
              </table:table-cell>
            </table:table-row>
            <table:table-row>
              <table:table-cell office:value-type="string">
                <text:p>拆出资金利息收入</text:p>
              </table:table-cell>
              <table:table-cell office:value-type="float" office:value="1132">
                <text:p>1132</text:p>
              </table:table-cell>
              <table:table-cell office:value-type="float" office:value="2095">
                <text:p>2095</text:p>
              </table:table-cell>
              <table:table-cell office:value-type="float" office:value="4645">
                <text:p>4645</text:p>
              </table:table-cell>
              <table:table-cell office:value-type="float" office:value="6998">
                <text:p>6998</text:p>
              </table:table-cell>
              <table:table-cell office:value-type="float" office:value="12865">
                <text:p>12865</text:p>
              </table:table-cell>
            </table:table-row>
            <table:table-row>
              <table:table-cell office:value-type="string">
                <text:p>买入返售利息收入</text:p>
              </table:table-cell>
              <table:table-cell office:value-type="float" office:value="4511">
                <text:p>4511</text:p>
              </table:table-cell>
              <table:table-cell office:value-type="float" office:value="27382">
                <text:p>27382</text:p>
              </table:table-cell>
              <table:table-cell office:value-type="float" office:value="56335">
                <text:p>56335</text:p>
              </table:table-cell>
              <table:table-cell office:value-type="float" office:value="50231">
                <text:p>50231</text:p>
              </table:table-cell>
              <table:table-cell office:value-type="float" office:value="40836">
                <text:p>40836</text:p>
              </table:table-cell>
            </table:table-row>
            <table:table-row>
              <table:table-cell office:value-type="string">
                <text:p>存放同业及其他金融机构利息收入</text:p>
              </table:table-cell>
              <table:table-cell office:value-type="float" office:value="2052">
                <text:p>2052</text:p>
              </table:table-cell>
              <table:table-cell office:value-type="float" office:value="3894">
                <text:p>3894</text:p>
              </table:table-cell>
              <table:table-cell office:value-type="float" office:value="4782">
                <text:p>4782</text:p>
              </table:table-cell>
              <table:table-cell office:value-type="float" office:value="6086">
                <text:p>6086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融资租赁利息收入</text:p>
              </table:table-cell>
              <table:table-cell office:value-type="float" office:value="4923">
                <text:p>4923</text:p>
              </table:table-cell>
              <table:table-cell office:value-type="float" office:value="5367">
                <text:p>5367</text:p>
              </table:table-cell>
              <table:table-cell office:value-type="float" office:value="4031">
                <text:p>4031</text:p>
              </table:table-cell>
              <table:table-cell office:value-type="float" office:value="3228">
                <text:p>3228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其他利息收入</text:p>
              </table:table-cell>
              <table:table-cell office:value-type="float" office:value="1111">
                <text:p>1111</text:p>
              </table:table-cell>
              <table:table-cell office:value-type="float" office:value="968">
                <text:p>968</text:p>
              </table:table-cell>
              <table:table-cell office:value-type="float" office:value="209">
                <text:p>209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457cm" svg:height="8.084cm" xlink:href=".." xlink:type="simple" chart:class="chart:bar" chart:style-name="ch1">
        <chart:title svg:x="14.846cm" svg:y="0.297cm" chart:style-name="ch2">
          <text:p>招商银行收入结构</text:p>
        </chart:title>
        <chart:legend chart:legend-position="end" svg:x="31.723cm" svg:y="2.682cm" style:legend-expansion="high" chart:style-name="ch3"/>
        <chart:plot-area chart:style-name="ch4" table:cell-range-address="利息收入与支出.B15:利息收入与支出.G24 利息收入与支出.C1:利息收入与支出.G1" chart:data-source-has-labels="both" svg:x="1.119cm" svg:y="1.665cm" svg:width="29.266cm" svg:height="5.838cm">
          <chartooo:coordinate-region svg:x="2.587cm" svg:y="1.877cm" svg:width="27.224cm" svg:height="3.363cm"/>
          <chart:axis chart:dimension="x" chart:name="primary-x" chart:style-name="ch5" chartooo:axis-type="auto">
            <chartooo:date-scale/>
            <chart:categories table:cell-range-address="利息收入与支出.B15:利息收入与支出.B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利息收入与支出.C15:利息收入与支出.C24" chart:label-cell-address="利息收入与支出.C1:利息收入与支出.C1" chart:class="chart:bar">
            <chart:data-point chart:repeated="10"/>
          </chart:series>
          <chart:series chart:style-name="ch9" chart:values-cell-range-address="利息收入与支出.D15:利息收入与支出.D24" chart:label-cell-address="利息收入与支出.D1:利息收入与支出.D1" chart:class="chart:bar">
            <chart:data-point chart:repeated="10"/>
          </chart:series>
          <chart:series chart:style-name="ch10" chart:values-cell-range-address="利息收入与支出.E15:利息收入与支出.E24" chart:label-cell-address="利息收入与支出.E1:利息收入与支出.E1" chart:class="chart:bar">
            <chart:data-point chart:repeated="10"/>
          </chart:series>
          <chart:series chart:style-name="ch11" chart:values-cell-range-address="利息收入与支出.F15:利息收入与支出.F24" chart:label-cell-address="利息收入与支出.F1:利息收入与支出.F1" chart:class="chart:bar">
            <chart:data-point chart:repeated="10"/>
          </chart:series>
          <chart:series chart:style-name="ch12" chart:values-cell-range-address="利息收入与支出.G15:利息收入与支出.G24" chart:label-cell-address="利息收入与支出.G1:利息收入与支出.G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企业贷款和垫款</text:p>
                <draw:g>
                  <svg:desc>利息收入与支出.B15:利息收入与支出.B24</svg:desc>
                </draw:g>
              </table:table-cell>
              <table:table-cell office:value-type="float" office:value="64829">
                <text:p>64829</text:p>
                <draw:g>
                  <svg:desc>利息收入与支出.C15:利息收入与支出.C24</svg:desc>
                </draw:g>
              </table:table-cell>
              <table:table-cell office:value-type="float" office:value="78033">
                <text:p>78033</text:p>
                <draw:g>
                  <svg:desc>利息收入与支出.D15:利息收入与支出.D24</svg:desc>
                </draw:g>
              </table:table-cell>
              <table:table-cell office:value-type="float" office:value="82168">
                <text:p>82168</text:p>
                <draw:g>
                  <svg:desc>利息收入与支出.E15:利息收入与支出.E24</svg:desc>
                </draw:g>
              </table:table-cell>
              <table:table-cell office:value-type="float" office:value="72765">
                <text:p>72765</text:p>
                <draw:g>
                  <svg:desc>利息收入与支出.F15:利息收入与支出.F24</svg:desc>
                </draw:g>
              </table:table-cell>
              <table:table-cell office:value-type="float" office:value="68719">
                <text:p>68719</text:p>
                <draw:g>
                  <svg:desc>利息收入与支出.G15:利息收入与支出.G24</svg:desc>
                </draw:g>
              </table:table-cell>
            </table:table-row>
            <table:table-row>
              <table:table-cell office:value-type="string">
                <text:p>个人贷款和垫款</text:p>
              </table:table-cell>
              <table:table-cell office:value-type="float" office:value="82573">
                <text:p>82573</text:p>
              </table:table-cell>
              <table:table-cell office:value-type="float" office:value="78076">
                <text:p>78076</text:p>
              </table:table-cell>
              <table:table-cell office:value-type="float" office:value="58428">
                <text:p>58428</text:p>
              </table:table-cell>
              <table:table-cell office:value-type="float" office:value="50120">
                <text:p>50120</text:p>
              </table:table-cell>
              <table:table-cell office:value-type="float" office:value="41303">
                <text:p>41303</text:p>
              </table:table-cell>
            </table:table-row>
            <table:table-row>
              <table:table-cell office:value-type="string">
                <text:p>票据贴现</text:p>
              </table:table-cell>
              <table:table-cell office:value-type="float" office:value="3834">
                <text:p>3834</text:p>
              </table:table-cell>
              <table:table-cell office:value-type="float" office:value="4866">
                <text:p>4866</text:p>
              </table:table-cell>
              <table:table-cell office:value-type="float" office:value="5131">
                <text:p>5131</text:p>
              </table:table-cell>
              <table:table-cell office:value-type="float" office:value="4745">
                <text:p>4745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存放中央银行</text:p>
              </table:table-cell>
              <table:table-cell office:value-type="float" office:value="8170">
                <text:p>8170</text:p>
              </table:table-cell>
              <table:table-cell office:value-type="float" office:value="8598">
                <text:p>8598</text:p>
              </table:table-cell>
              <table:table-cell office:value-type="float" office:value="8318">
                <text:p>8318</text:p>
              </table:table-cell>
              <table:table-cell office:value-type="float" office:value="7296">
                <text:p>7296</text:p>
              </table:table-cell>
              <table:table-cell office:value-type="float" office:value="6392">
                <text:p>6392</text:p>
              </table:table-cell>
            </table:table-row>
            <table:table-row>
              <table:table-cell office:value-type="string">
                <text:p>存放同业和其他金融机构款项</text:p>
              </table:table-cell>
              <table:table-cell office:value-type="float" office:value="875">
                <text:p>875</text:p>
              </table:table-cell>
              <table:table-cell office:value-type="float" office:value="1775">
                <text:p>1775</text:p>
              </table:table-cell>
              <table:table-cell office:value-type="float" office:value="3799">
                <text:p>3799</text:p>
              </table:table-cell>
              <table:table-cell office:value-type="float" office:value="1256">
                <text:p>1256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拆出资金</text:p>
              </table:table-cell>
              <table:table-cell office:value-type="float" office:value="4743">
                <text:p>4743</text:p>
              </table:table-cell>
              <table:table-cell office:value-type="float" office:value="4746">
                <text:p>4746</text:p>
              </table:table-cell>
              <table:table-cell office:value-type="float" office:value="6780">
                <text:p>6780</text:p>
              </table:table-cell>
              <table:table-cell office:value-type="float" office:value="4134">
                <text:p>4134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买入反售金融资产</text:p>
              </table:table-cell>
              <table:table-cell office:value-type="float" office:value="4736">
                <text:p>4736</text:p>
              </table:table-cell>
              <table:table-cell office:value-type="float" office:value="11709">
                <text:p>11709</text:p>
              </table:table-cell>
              <table:table-cell office:value-type="float" office:value="20461">
                <text:p>20461</text:p>
              </table:table-cell>
              <table:table-cell office:value-type="float" office:value="11558">
                <text:p>1155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投资</text:p>
              </table:table-cell>
              <table:table-cell office:value-type="float" office:value="45721">
                <text:p>45721</text:p>
              </table:table-cell>
              <table:table-cell office:value-type="float" office:value="48173">
                <text:p>48173</text:p>
              </table:table-cell>
              <table:table-cell office:value-type="float" office:value="37749">
                <text:p>37749</text:p>
              </table:table-cell>
              <table:table-cell office:value-type="float" office:value="21621">
                <text:p>21621</text:p>
              </table:table-cell>
              <table:table-cell office:value-type="float" office:value="15944">
                <text:p>15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非以公允价值计量
且其变动计入当期损益的
金融资产的利息收入</text:p>
              </table:table-cell>
              <table:table-cell office:value-type="float" office:value="215481">
                <text:p>215481</text:p>
              </table:table-cell>
              <table:table-cell office:value-type="float" office:value="235976">
                <text:p>235976</text:p>
              </table:table-cell>
              <table:table-cell office:value-type="float" office:value="222834">
                <text:p>222834</text:p>
              </table:table-cell>
              <table:table-cell office:value-type="float" office:value="173495">
                <text:p>173495</text:p>
              </table:table-cell>
              <table:table-cell office:value-type="float" office:value="150101">
                <text:p>1501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4cm" svg:height="8.623cm" xlink:href=".." xlink:type="simple" chart:class="chart:bar" chart:style-name="ch1">
        <chart:title svg:x="10.688cm" svg:y="0.308cm" chart:style-name="ch2">
          <text:p>兴业银行利息支出结构</text:p>
        </chart:title>
        <chart:legend chart:legend-position="end" svg:x="24.306cm" svg:y="2.951cm" style:legend-expansion="high" chart:style-name="ch3"/>
        <chart:plot-area chart:style-name="ch4" table:cell-range-address="支出结构.B2:支出结构.G8 支出结构.C1:支出结构.G1" chart:data-source-has-labels="both" svg:x="0.864cm" svg:y="1.172cm" svg:width="22.401cm" svg:height="6.841cm">
          <chartooo:coordinate-region svg:x="2.147cm" svg:y="1.384cm" svg:width="21.118cm" svg:height="5.372cm"/>
          <chart:axis chart:dimension="x" chart:name="primary-x" chart:style-name="ch5" chartooo:axis-type="auto">
            <chartooo:date-scale/>
            <chart:categories table:cell-range-address="支出结构.B2:支出结构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2:支出结构.C8" chart:label-cell-address="支出结构.C1:支出结构.C1" chart:class="chart:bar">
            <chart:data-point chart:repeated="7"/>
          </chart:series>
          <chart:series chart:style-name="ch9" chart:values-cell-range-address="支出结构.D2:支出结构.D8" chart:label-cell-address="支出结构.D1:支出结构.D1" chart:class="chart:bar">
            <chart:data-point chart:repeated="7"/>
          </chart:series>
          <chart:series chart:style-name="ch10" chart:values-cell-range-address="支出结构.E2:支出结构.E8" chart:label-cell-address="支出结构.E1:支出结构.E1" chart:class="chart:bar">
            <chart:data-point chart:repeated="7"/>
          </chart:series>
          <chart:series chart:style-name="ch11" chart:values-cell-range-address="支出结构.F2:支出结构.F8" chart:label-cell-address="支出结构.F1:支出结构.F1" chart:class="chart:bar">
            <chart:data-point chart:repeated="7"/>
          </chart:series>
          <chart:series chart:style-name="ch12" chart:values-cell-range-address="支出结构.G2:支出结构.G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利息支出</text:p>
                <draw:g>
                  <svg:desc>支出结构.B2:支出结构.B8</svg:desc>
                </draw:g>
              </table:table-cell>
              <table:table-cell office:value-type="float" office:value="3972">
                <text:p>3972</text:p>
                <draw:g>
                  <svg:desc>支出结构.C2:支出结构.C8</svg:desc>
                </draw:g>
              </table:table-cell>
              <table:table-cell office:value-type="float" office:value="1801">
                <text:p>1801</text:p>
                <draw:g>
                  <svg:desc>支出结构.D2:支出结构.D8</svg:desc>
                </draw:g>
              </table:table-cell>
              <table:table-cell office:value-type="float" office:value="210">
                <text:p>210</text:p>
                <draw:g>
                  <svg:desc>支出结构.E2:支出结构.E8</svg:desc>
                </draw:g>
              </table:table-cell>
              <table:table-cell office:value-type="float" office:value="0">
                <text:p>0</text:p>
                <draw:g>
                  <svg:desc>支出结构.F2:支出结构.F8</svg:desc>
                </draw:g>
              </table:table-cell>
              <table:table-cell office:value-type="float" office:value="0">
                <text:p>0</text:p>
                <draw:g>
                  <svg:desc>支出结构.G2:支出结构.G8</svg:desc>
                </draw:g>
              </table:table-cell>
            </table:table-row>
            <table:table-row>
              <table:table-cell office:value-type="string">
                <text:p>存款利息支出</text:p>
              </table:table-cell>
              <table:table-cell office:value-type="float" office:value="42313">
                <text:p>42313</text:p>
              </table:table-cell>
              <table:table-cell office:value-type="float" office:value="57422">
                <text:p>57422</text:p>
              </table:table-cell>
              <table:table-cell office:value-type="float" office:value="52279">
                <text:p>52279</text:p>
              </table:table-cell>
              <table:table-cell office:value-type="float" office:value="44209">
                <text:p>44209</text:p>
              </table:table-cell>
              <table:table-cell office:value-type="float" office:value="33662">
                <text:p>33662</text:p>
              </table:table-cell>
            </table:table-row>
            <table:table-row>
              <table:table-cell office:value-type="string">
                <text:p>发行债券利息支出</text:p>
              </table:table-cell>
              <table:table-cell office:value-type="float" office:value="22569">
                <text:p>22569</text:p>
              </table:table-cell>
              <table:table-cell office:value-type="float" office:value="12673">
                <text:p>12673</text:p>
              </table:table-cell>
              <table:table-cell office:value-type="float" office:value="5136">
                <text:p>5136</text:p>
              </table:table-cell>
              <table:table-cell office:value-type="float" office:value="3100">
                <text:p>3100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同业及其他金融机构存放利息支出</text:p>
              </table:table-cell>
              <table:table-cell office:value-type="float" office:value="49291">
                <text:p>49291</text:p>
              </table:table-cell>
              <table:table-cell office:value-type="float" office:value="57897">
                <text:p>57897</text:p>
              </table:table-cell>
              <table:table-cell office:value-type="float" office:value="57565">
                <text:p>57565</text:p>
              </table:table-cell>
              <table:table-cell office:value-type="float" office:value="47367">
                <text:p>47367</text:p>
              </table:table-cell>
              <table:table-cell office:value-type="float" office:value="35997">
                <text:p>35997</text:p>
              </table:table-cell>
            </table:table-row>
            <table:table-row>
              <table:table-cell office:value-type="string">
                <text:p>拆入资金利息支出</text:p>
              </table:table-cell>
              <table:table-cell office:value-type="float" office:value="3605">
                <text:p>3605</text:p>
              </table:table-cell>
              <table:table-cell office:value-type="float" office:value="3785">
                <text:p>3785</text:p>
              </table:table-cell>
              <table:table-cell office:value-type="float" office:value="3546">
                <text:p>3546</text:p>
              </table:table-cell>
              <table:table-cell office:value-type="float" office:value="2718">
                <text:p>271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卖出回购利息支出</text:p>
              </table:table-cell>
              <table:table-cell office:value-type="float" office:value="2058">
                <text:p>2058</text:p>
              </table:table-cell>
              <table:table-cell office:value-type="float" office:value="2427">
                <text:p>2427</text:p>
              </table:table-cell>
              <table:table-cell office:value-type="float" office:value="4969">
                <text:p>4969</text:p>
              </table:table-cell>
              <table:table-cell office:value-type="float" office:value="5537">
                <text:p>5537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其他利息支出</text:p>
              </table:table-cell>
              <table:table-cell office:value-type="float" office:value="152">
                <text:p>152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826">
                <text:p>826</text:p>
              </table:table-cell>
              <table:table-cell office:value-type="float" office:value="753">
                <text:p>7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3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549cm" svg:height="13.075cm" xlink:href=".." xlink:type="simple" chart:class="chart:bar" chart:style-name="ch1">
        <chart:title svg:x="11.442cm" svg:y="0.397cm" chart:style-name="ch2">
          <text:p>招商银行利息支出结构</text:p>
        </chart:title>
        <chart:legend svg:x="24.374cm" svg:y="5.017cm" style:legend-expansion="custom" chartooo:width="2.196cm" chartooo:height="2.724cm" style:legend-expansion-aspect-ratio="0.806167400881057" chart:style-name="ch3"/>
        <chart:plot-area chart:style-name="ch4" table:cell-range-address="支出结构.B12:支出结构.G18 支出结构.C1:支出结构.G1" chart:data-source-has-labels="both" svg:x="0.739cm" svg:y="1.18cm" svg:width="22.907cm" svg:height="12.213cm">
          <chartooo:coordinate-region svg:x="2.207cm" svg:y="1.392cm" svg:width="21.049cm" svg:height="9.738cm"/>
          <chart:axis chart:dimension="x" chart:name="primary-x" chart:style-name="ch5" chartooo:axis-type="auto">
            <chartooo:date-scale/>
            <chart:categories table:cell-range-address="支出结构.B12:支出结构.B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支出结构.C12:支出结构.C18" chart:label-cell-address="支出结构.C1:支出结构.C1" chart:class="chart:bar">
            <chart:data-point chart:repeated="7"/>
          </chart:series>
          <chart:series chart:style-name="ch9" chart:values-cell-range-address="支出结构.D12:支出结构.D18" chart:label-cell-address="支出结构.D1:支出结构.D1" chart:class="chart:bar">
            <chart:data-point chart:repeated="7"/>
          </chart:series>
          <chart:series chart:style-name="ch10" chart:values-cell-range-address="支出结构.E12:支出结构.E18" chart:label-cell-address="支出结构.E1:支出结构.E1" chart:class="chart:bar">
            <chart:data-point chart:repeated="7"/>
          </chart:series>
          <chart:series chart:style-name="ch11" chart:values-cell-range-address="支出结构.F12:支出结构.F18" chart:label-cell-address="支出结构.F1:支出结构.F1" chart:class="chart:bar">
            <chart:data-point chart:repeated="7"/>
          </chart:series>
          <chart:series chart:style-name="ch12" chart:values-cell-range-address="支出结构.G12:支出结构.G18" chart:label-cell-address="支出结构.G1:支出结构.G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支出结构.C1:支出结构.C1</svg:desc>
                </draw:g>
              </table:table-cell>
              <table:table-cell office:value-type="string">
                <text:p>Y2015</text:p>
                <draw:g>
                  <svg:desc>支出结构.D1:支出结构.D1</svg:desc>
                </draw:g>
              </table:table-cell>
              <table:table-cell office:value-type="string">
                <text:p>Y2014</text:p>
                <draw:g>
                  <svg:desc>支出结构.E1:支出结构.E1</svg:desc>
                </draw:g>
              </table:table-cell>
              <table:table-cell office:value-type="string">
                <text:p>Y2013</text:p>
                <draw:g>
                  <svg:desc>支出结构.F1:支出结构.F1</svg:desc>
                </draw:g>
              </table:table-cell>
              <table:table-cell office:value-type="string">
                <text:p>Y2012</text:p>
                <draw:g>
                  <svg:desc>支出结构.G1:支出结构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向中央银行借款 </text:p>
                <draw:g>
                  <svg:desc>支出结构.B12:支出结构.B18</svg:desc>
                </draw:g>
              </table:table-cell>
              <table:table-cell office:value-type="float" office:value="4793">
                <text:p>4793</text:p>
                <draw:g>
                  <svg:desc>支出结构.C12:支出结构.C18</svg:desc>
                </draw:g>
              </table:table-cell>
              <table:table-cell office:value-type="float" office:value="1696">
                <text:p>1696</text:p>
                <draw:g>
                  <svg:desc>支出结构.D12:支出结构.D18</svg:desc>
                </draw:g>
              </table:table-cell>
              <table:table-cell office:value-type="float" office:value="142">
                <text:p>142</text:p>
                <draw:g>
                  <svg:desc>支出结构.E12:支出结构.E18</svg:desc>
                </draw:g>
              </table:table-cell>
              <table:table-cell office:value-type="float" office:value="0">
                <text:p>0</text:p>
                <draw:g>
                  <svg:desc>支出结构.F12:支出结构.F18</svg:desc>
                </draw:g>
              </table:table-cell>
              <table:table-cell office:value-type="float" office:value="0">
                <text:p>0</text:p>
                <draw:g>
                  <svg:desc>支出结构.G12:支出结构.G18</svg:desc>
                </draw:g>
              </table:table-cell>
            </table:table-row>
            <table:table-row>
              <table:table-cell office:value-type="string">
                <text:p>客户存款 </text:p>
              </table:table-cell>
              <table:table-cell office:value-type="float" office:value="46000">
                <text:p>46000</text:p>
              </table:table-cell>
              <table:table-cell office:value-type="float" office:value="60448">
                <text:p>60448</text:p>
              </table:table-cell>
              <table:table-cell office:value-type="float" office:value="64102">
                <text:p>64102</text:p>
              </table:table-cell>
              <table:table-cell office:value-type="float" office:value="48475">
                <text:p>48475</text:p>
              </table:table-cell>
              <table:table-cell office:value-type="float" office:value="42308">
                <text:p>42308</text:p>
              </table:table-cell>
            </table:table-row>
            <table:table-row>
              <table:table-cell office:value-type="string">
                <text:p>债券利息支出 </text:p>
              </table:table-cell>
              <table:table-cell office:value-type="float" office:value="9925">
                <text:p>9925</text:p>
              </table:table-cell>
              <table:table-cell office:value-type="float" office:value="7150">
                <text:p>7150</text:p>
              </table:table-cell>
              <table:table-cell office:value-type="float" office:value="3921">
                <text:p>3921</text:p>
              </table:table-cell>
              <table:table-cell office:value-type="float" office:value="3281">
                <text:p>3281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同业和其他金融机构存放款项 </text:p>
              </table:table-cell>
              <table:table-cell office:value-type="float" office:value="12163">
                <text:p>12163</text:p>
              </table:table-cell>
              <table:table-cell office:value-type="float" office:value="22168">
                <text:p>22168</text:p>
              </table:table-cell>
              <table:table-cell office:value-type="float" office:value="33796">
                <text:p>33796</text:p>
              </table:table-cell>
              <table:table-cell office:value-type="float" office:value="14724">
                <text:p>14724</text:p>
              </table:table-cell>
              <table:table-cell office:value-type="float" office:value="8853">
                <text:p>8853</text:p>
              </table:table-cell>
            </table:table-row>
            <table:table-row>
              <table:table-cell office:value-type="string">
                <text:p>拆入资金 </text:p>
              </table:table-cell>
              <table:table-cell office:value-type="float" office:value="5032">
                <text:p>5032</text:p>
              </table:table-cell>
              <table:table-cell office:value-type="float" office:value="4778">
                <text:p>4778</text:p>
              </table:table-cell>
              <table:table-cell office:value-type="float" office:value="7236">
                <text:p>7236</text:p>
              </table:table-cell>
              <table:table-cell office:value-type="float" office:value="5451">
                <text:p>5451</text:p>
              </table:table-cell>
              <table:table-cell office:value-type="float" office:value="5139">
                <text:p>5139</text:p>
              </table:table-cell>
            </table:table-row>
            <table:table-row>
              <table:table-cell office:value-type="string">
                <text:p>卖出回购金融资产款 </text:p>
              </table:table-cell>
              <table:table-cell office:value-type="float" office:value="2973">
                <text:p>2973</text:p>
              </table:table-cell>
              <table:table-cell office:value-type="float" office:value="2150">
                <text:p>2150</text:p>
              </table:table-cell>
              <table:table-cell office:value-type="float" office:value="1637">
                <text:p>1637</text:p>
              </table:table-cell>
              <table:table-cell office:value-type="float" office:value="2651">
                <text:p>2651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非以公允价值计量
且其变动计入当期损益的
金融负债的利息支出 </text:p>
              </table:table-cell>
              <table:table-cell office:value-type="float" office:value="80886">
                <text:p>80886</text:p>
              </table:table-cell>
              <table:table-cell office:value-type="float" office:value="98390">
                <text:p>98390</text:p>
              </table:table-cell>
              <table:table-cell office:value-type="float" office:value="110834">
                <text:p>110834</text:p>
              </table:table-cell>
              <table:table-cell office:value-type="float" office:value="74582">
                <text:p>74582</text:p>
              </table:table-cell>
              <table:table-cell office:value-type="float" office:value="61727">
                <text:p>617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3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3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1cm" svg:height="9.621cm" xlink:href=".." xlink:type="simple" chart:class="chart:bar" chart:style-name="ch1">
        <chart:legend chart:legend-position="end" svg:x="28.037cm" svg:y="3.45cm" style:legend-expansion="high" chart:style-name="ch2"/>
        <chart:plot-area chart:style-name="ch3" table:cell-range-address="利息收入与支出.B1:利息收入与支出.G1 利息收入与支出.B27:利息收入与支出.G34" chart:data-source-has-labels="both" svg:x="1.045cm" svg:y="0.903cm" svg:width="25.802cm" svg:height="8.106cm">
          <chartooo:coordinate-region svg:x="2.328cm" svg:y="1.115cm" svg:width="23.709cm" svg:height="6.637cm"/>
          <chart:axis chart:dimension="x" chart:name="primary-x" chart:style-name="ch4" chartooo:axis-type="auto">
            <chartooo:date-scale/>
            <chart:categories table:cell-range-address="利息收入与支出.B27:利息收入与支出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利息收入与支出.C27:利息收入与支出.C34" chart:label-cell-address="利息收入与支出.C1:利息收入与支出.C1" chart:class="chart:bar">
            <chart:data-point chart:repeated="8"/>
          </chart:series>
          <chart:series chart:style-name="ch8" chart:values-cell-range-address="利息收入与支出.D27:利息收入与支出.D34" chart:label-cell-address="利息收入与支出.D1:利息收入与支出.D1" chart:class="chart:bar">
            <chart:data-point chart:repeated="8"/>
          </chart:series>
          <chart:series chart:style-name="ch9" chart:values-cell-range-address="利息收入与支出.E27:利息收入与支出.E34" chart:label-cell-address="利息收入与支出.E1:利息收入与支出.E1" chart:class="chart:bar">
            <chart:data-point chart:repeated="8"/>
          </chart:series>
          <chart:series chart:style-name="ch10" chart:values-cell-range-address="利息收入与支出.F27:利息收入与支出.F34" chart:label-cell-address="利息收入与支出.F1:利息收入与支出.F1" chart:class="chart:bar">
            <chart:data-point chart:repeated="8"/>
          </chart:series>
          <chart:series chart:style-name="ch11" chart:values-cell-range-address="利息收入与支出.G27:利息收入与支出.G34" chart:label-cell-address="利息收入与支出.G1:利息收入与支出.G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016</text:p>
                <draw:g>
                  <svg:desc>利息收入与支出.C1:利息收入与支出.C1</svg:desc>
                </draw:g>
              </table:table-cell>
              <table:table-cell office:value-type="string">
                <text:p>Y2015</text:p>
                <draw:g>
                  <svg:desc>利息收入与支出.D1:利息收入与支出.D1</svg:desc>
                </draw:g>
              </table:table-cell>
              <table:table-cell office:value-type="string">
                <text:p>Y2014</text:p>
                <draw:g>
                  <svg:desc>利息收入与支出.E1:利息收入与支出.E1</svg:desc>
                </draw:g>
              </table:table-cell>
              <table:table-cell office:value-type="string">
                <text:p>Y2013</text:p>
                <draw:g>
                  <svg:desc>利息收入与支出.F1:利息收入与支出.F1</svg:desc>
                </draw:g>
              </table:table-cell>
              <table:table-cell office:value-type="string">
                <text:p>Y2012</text:p>
                <draw:g>
                  <svg:desc>利息收入与支出.G1:利息收入与支出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公司贷款和垫款</text:p>
                <draw:g>
                  <svg:desc>利息收入与支出.B27:利息收入与支出.B34</svg:desc>
                </draw:g>
              </table:table-cell>
              <table:table-cell office:value-type="float" office:value="70694">
                <text:p>70694</text:p>
                <draw:g>
                  <svg:desc>利息收入与支出.C27:利息收入与支出.C34</svg:desc>
                </draw:g>
              </table:table-cell>
              <table:table-cell office:value-type="float" office:value="71040">
                <text:p>71040</text:p>
                <draw:g>
                  <svg:desc>利息收入与支出.D27:利息收入与支出.D34</svg:desc>
                </draw:g>
              </table:table-cell>
              <table:table-cell office:value-type="float" office:value="72517">
                <text:p>72517</text:p>
                <draw:g>
                  <svg:desc>利息收入与支出.E27:利息收入与支出.E34</svg:desc>
                </draw:g>
              </table:table-cell>
              <table:table-cell office:value-type="float" office:value="65765">
                <text:p>65765</text:p>
                <draw:g>
                  <svg:desc>利息收入与支出.F27:利息收入与支出.F34</svg:desc>
                </draw:g>
              </table:table-cell>
              <table:table-cell office:value-type="float" office:value="67896">
                <text:p>67896</text:p>
                <draw:g>
                  <svg:desc>利息收入与支出.G27:利息收入与支出.G34</svg:desc>
                </draw:g>
              </table:table-cell>
            </table:table-row>
            <table:table-row>
              <table:table-cell office:value-type="string">
                <text:p>个人贷款和垫款</text:p>
              </table:table-cell>
              <table:table-cell office:value-type="float" office:value="44600">
                <text:p>44600</text:p>
              </table:table-cell>
              <table:table-cell office:value-type="float" office:value="46554">
                <text:p>46554</text:p>
              </table:table-cell>
              <table:table-cell office:value-type="float" office:value="44407">
                <text:p>44407</text:p>
              </table:table-cell>
              <table:table-cell office:value-type="float" office:value="39161">
                <text:p>39161</text:p>
              </table:table-cell>
              <table:table-cell office:value-type="float" office:value="30306">
                <text:p>30306</text:p>
              </table:table-cell>
            </table:table-row>
            <table:table-row>
              <table:table-cell office:value-type="string">
                <text:p>交易和银行账户投资</text:p>
              </table:table-cell>
              <table:table-cell office:value-type="float" office:value="56669">
                <text:p>56669</text:p>
              </table:table-cell>
              <table:table-cell office:value-type="float" office:value="34463">
                <text:p>34463</text:p>
              </table:table-cell>
              <table:table-cell office:value-type="float" office:value="21449">
                <text:p>21449</text:p>
              </table:table-cell>
              <table:table-cell office:value-type="float" office:value="11992">
                <text:p>11992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买入返售金融资产</text:p>
              </table:table-cell>
              <table:table-cell office:value-type="float" office:value="8776">
                <text:p>8776</text:p>
              </table:table-cell>
              <table:table-cell office:value-type="float" office:value="22335">
                <text:p>22335</text:p>
              </table:table-cell>
              <table:table-cell office:value-type="float" office:value="34355">
                <text:p>34355</text:p>
              </table:table-cell>
              <table:table-cell office:value-type="float" office:value="37548">
                <text:p>37548</text:p>
              </table:table-cell>
              <table:table-cell office:value-type="float" office:value="34365">
                <text:p>34365</text:p>
              </table:table-cell>
            </table:table-row>
            <table:table-row>
              <table:table-cell office:value-type="string">
                <text:p>存放中央银行款项</text:p>
              </table:table-cell>
              <table:table-cell office:value-type="float" office:value="6961">
                <text:p>6961</text:p>
              </table:table-cell>
              <table:table-cell office:value-type="float" office:value="6818">
                <text:p>6818</text:p>
              </table:table-cell>
              <table:table-cell office:value-type="float" office:value="6655">
                <text:p>6655</text:p>
              </table:table-cell>
              <table:table-cell office:value-type="float" office:value="6567">
                <text:p>6567</text:p>
              </table:table-cell>
              <table:table-cell office:value-type="float" office:value="5303">
                <text:p>5303</text:p>
              </table:table-cell>
            </table:table-row>
            <table:table-row>
              <table:table-cell office:value-type="string">
                <text:p>拆放同业及其他金融机构款项</text:p>
              </table:table-cell>
              <table:table-cell office:value-type="float" office:value="6587">
                <text:p>6587</text:p>
              </table:table-cell>
              <table:table-cell office:value-type="float" office:value="12015">
                <text:p>12015</text:p>
              </table:table-cell>
              <table:table-cell office:value-type="float" office:value="7164">
                <text:p>7164</text:p>
              </table:table-cell>
              <table:table-cell office:value-type="float" office:value="4485">
                <text:p>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长期应收款</text:p>
              </table:table-cell>
              <table:table-cell office:value-type="float" office:value="5543">
                <text:p>5543</text:p>
              </table:table-cell>
              <table:table-cell office:value-type="float" office:value="6157">
                <text:p>6157</text:p>
              </table:table-cell>
              <table:table-cell office:value-type="float" office:value="6962">
                <text:p>6962</text:p>
              </table:table-cell>
              <table:table-cell office:value-type="float" office:value="7189">
                <text:p>7189</text:p>
              </table:table-cell>
              <table:table-cell office:value-type="float" office:value="5689">
                <text:p>5689</text:p>
              </table:table-cell>
            </table:table-row>
            <table:table-row>
              <table:table-cell office:value-type="string">
                <text:p>存放同业及其他金融机构款项</text:p>
              </table:table-cell>
              <table:table-cell office:value-type="float" office:value="4088">
                <text:p>4088</text:p>
              </table:table-cell>
              <table:table-cell office:value-type="float" office:value="4000">
                <text:p>4000</text:p>
              </table:table-cell>
              <table:table-cell office:value-type="float" office:value="5543">
                <text:p>5543</text:p>
              </table:table-cell>
              <table:table-cell office:value-type="float" office:value="9447">
                <text:p>944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